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0"/>
    <style:style style:name="ce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" style:family="table-cell" style:parent-style-name="Default" style:data-style-name="N4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4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" style:family="table-cell" style:parent-style-name="Default" style:data-style-name="N4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3.365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office:value-type="string" table:style-name="ce9">
            <text:p>Orario</text:p>
          </table:table-cell>
          <table:table-cell office:value-type="string" table:style-name="ce10">
            <text:p>Temperatura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41H0M0S" table:style-name="ce8">
            <text:p>1:00 AM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42H0M0S" table:style-name="ce4">
            <text:p>2:00 AM</text:p>
          </table:table-cell>
          <table:table-cell office:value-type="float" office:value="5" table:style-name="ce5">
            <text:p>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43H0M0S" table:style-name="ce4">
            <text:p>3:00 AM</text:p>
          </table:table-cell>
          <table:table-cell office:value-type="float" office:value="4.5" table:style-name="ce5">
            <text:p>4,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44H0M0S" table:style-name="ce4">
            <text:p>4:00 AM</text:p>
          </table:table-cell>
          <table:table-cell office:value-type="float" office:value="4.5" table:style-name="ce5">
            <text:p>4,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45H0M0S" table:style-name="ce4">
            <text:p>5:00 AM</text:p>
          </table:table-cell>
          <table:table-cell office:value-type="float" office:value="5" table:style-name="ce5">
            <text:p>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46H0M0S" table:style-name="ce4">
            <text:p>6:00 AM</text:p>
          </table:table-cell>
          <table:table-cell office:value-type="float" office:value="8" table:style-name="ce5">
            <text:p>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47H0M0S" table:style-name="ce4">
            <text:p>7:00 AM</text:p>
          </table:table-cell>
          <table:table-cell office:value-type="float" office:value="9" table:style-name="ce5">
            <text:p>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48H0M0S" table:style-name="ce4">
            <text:p>8:00 AM</text:p>
          </table:table-cell>
          <table:table-cell office:value-type="float" office:value="12" table:style-name="ce5">
            <text:p>1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49H0M0S" table:style-name="ce4">
            <text:p>9:00 AM</text:p>
          </table:table-cell>
          <table:table-cell office:value-type="float" office:value="15" table:style-name="ce5">
            <text:p>1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time" office:time-value="PT250H0M0S" table:style-name="ce6">
            <text:p>10:00 AM</text:p>
          </table:table-cell>
          <table:table-cell office:value-type="float" office:value="18" table:style-name="ce7">
            <text:p>18</text:p>
          </table:table-cell>
          <table:table-cell table:number-columns-repeated="16380"/>
        </table:table-row>
        <table:table-row table:number-rows-repeated="2"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C4:Sheet1.D14" table:name="Tabel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number:time-style style:name="N40P0" number:language="en" number:country="US">
      <number:hours/>
      <number:text>:</number:text>
      <number:minutes number:style="long"/>
      <number:text> </number:text>
      <number:am-pm/>
    </number:time-style>
    <number:text-style style:name="N40">
      <number:text-content/>
      <style:map style:condition="value()&gt;=0" style:apply-style-name="N40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imone Congiu</dc:creator>
    <meta:creation-date>2009-04-16T11:32:48Z</meta:creation-date>
    <dc:date>2024-03-04T20:40:45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